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90000006073372BF0.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Agile Engagement Meeting</text:p>
      <text:p text:style-name="Standard"/>
      <text:p text:style-name="Standard">Process Facilitator's Workbook</text:p>
      <text:p text:style-name="Standard"/>
      <text:p text:style-name="Standard">Recipe: Benefits and Challenges of OpenAgile.</text:p>
      <text:p text:style-name="Standard"/>
      <text:p text:style-name="Standard">Purpose: Help the team members perceive benefits and challenges from the last Cycle. </text:p>
      <text:p text:style-name="Standard"/>
      <text:p text:style-name="Standard">Time Needed: 5-20 minutes+ depending on the length of the Cycle (cannot be used for very short Cycles). </text:p>
      <text:p text:style-name="Standard"/>
      <text:p text:style-name="Standard">Description: The individual team members each identify what they consider to be the most important benefit, and the one thing that was the most important challenge in the last cycle. The benefits are presented and discussed first. The challenges are presented and discussed secondly. <text:s text:c="2"/></text:p>
      <text:p text:style-name="Standard"/>
      <text:p text:style-name="Standard">Steps:</text:p>
      <text:p text:style-name="Standard"/>
      <text:list xml:id="list1216781414" text:style-name="L1">
        <text:list-item>
          <text:p text:style-name="P1">Begin the exercise by saying <text:span text:style-name="T1">“We are now going to share some of the benefits and challenges of OpenAgile we have experienced from our last cycle. This will help us create a plan for our next Cycle.”</text:span></text:p>
        </text:list-item>
        <text:list-item>
          <text:p text:style-name="P1">Describe the process (as follows). </text:p>
        </text:list-item>
        <text:list-item>
          <text:p text:style-name="P1">Give each participant a Sharpie and two large stickies of two colors. </text:p>
        </text:list-item>
        <text:list-item>
          <text:p text:style-name="P1">Write on a colored (green) stickie what was the <text:span text:style-name="T2">most important benefit</text:span> arising from the last cycle. Do this in one minute. <text:s/>Write on the second colored (yellow) stickie what was the <text:span text:style-name="T2">most important challenge</text:span> arising from the last cycle. Do this in one minute.</text:p>
        </text:list-item>
        <text:list-item>
          <text:p text:style-name="P1">Have participants come and place the stickies under the headings of Benefits and Challenges.</text:p>
        </text:list-item>
        <text:list-item>
          <text:p text:style-name="P1">As the facilitator, try to read the stickies as they are put up (but don't get in people's way!). </text:p>
        </text:list-item>
        <text:list-item>
          <text:p text:style-name="P1">Once the timebox is up, invite the participants to take a minute or two to move the stickies around so that groups of similar stickies are together.</text:p>
        </text:list-item>
        <text:list-item>
          <text:p text:style-name="P1">Invite the individuals to discuss what they see as the links between the <text:s/>stickies that are in the two categories and if time permits what linkages they recognize between the two categories of <text:s/>benefits and challenges.</text:p>
        </text:list-item>
        <text:list-item>
          <text:p text:style-name="P1">Once the exercise is done, take digital photos of the stickies under the two headings of <text:span text:style-name="T2">benefits and challenges. </text:span></text:p>
          <text:p text:style-name="P1"/>
        </text:list-item>
      </text:list>
      <text:p text:style-name="Standard">Materials and preparation. </text:p>
      <text:p text:style-name="Standard"><text:tab/>Flip chart or white board or wall. Markers, stickies of two colors, <text:s/>digital camer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graphics1" text:anchor-type="paragraph" svg:x="0.012cm" svg:y="0.018cm" svg:width="4.09cm" svg:height="1cm" draw:z-index="0"><draw:image xlink:href="Pictures/10000000000001890000006073372BF0.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6T15:34:51</meta:creation-date>
    <dc:date>2010-08-05T15:56:55</dc:date>
    <meta:editing-duration>PT02H06M10S</meta:editing-duration>
    <meta:editing-cycles>8</meta:editing-cycles>
    <meta:generator>OpenOffice.org/3.2$Unix OpenOffice.org_project/320m18$Build-9502</meta:generator>
    <meta:document-statistic meta:table-count="0" meta:image-count="1" meta:object-count="0" meta:page-count="1" meta:paragraph-count="18" meta:word-count="329" meta:character-count="1945"/>
    <meta:user-defined meta:name="Info 1"/>
    <meta:user-defined meta:name="Info 2"/>
    <meta:user-defined meta:name="Info 3"/>
    <meta:user-defined meta:name="Info 4"/>
  </office:meta>
</office:document-meta>
</file>